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661in"/>
    </style:style>
    <style:style style:name="co2" style:family="table-column">
      <style:table-column-properties fo:break-before="auto" style:column-width="1.6484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>
            <text:p>Entidad Federativa</text:p>
          </table:table-cell>
          <table:table-cell office:value-type="string">
            <text:p>Tipo</text:p>
          </table:table-cell>
          <table:table-cell office:value-type="string">
            <text:p>Numero Embarcaciones 2009</text:p>
          </table:table-cell>
          <table:table-cell office:value-type="string">
            <text:p>Numero Embarcaciones 2010</text:p>
          </table:table-cell>
          <table:table-cell office:value-type="string">
            <text:p>Numero Embarcaciones 2011</text:p>
          </table:table-cell>
          <table:table-cell office:value-type="string">
            <text:p>Numero Embarcaciones 2012</text:p>
          </table:table-cell>
          <table:table-cell office:value-type="string">
            <text:p>Numero Embarcaciones 2013</text:p>
          </table:table-cell>
        </table:table-row>
        <table:table-row table:style-name="ro1">
          <table:table-cell office:value-type="string">
            <text:p>Aguascalientes</text:p>
          </table:table-cell>
          <table:table-cell office:value-type="string">
            <text:p>Embarcación Menor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Baja California</text:p>
          </table:table-cell>
          <table:table-cell office:value-type="string">
            <text:p>Embarcación Menor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3">
            <text:p>3</text:p>
          </table:table-cell>
        </table:table-row>
        <table:table-row table:style-name="ro1">
          <table:table-cell office:value-type="string">
            <text:p>Baja California sur</text:p>
          </table:table-cell>
          <table:table-cell office:value-type="string">
            <text:p>Embarcación Menor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string">
            <text:p>Campeche</text:p>
          </table:table-cell>
          <table:table-cell office:value-type="string">
            <text:p>Embarcación Menor</text:p>
          </table:table-cell>
          <table:table-cell table:number-columns-repeated="2"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</table:table-row>
        <table:table-row table:style-name="ro1">
          <table:table-cell office:value-type="string">
            <text:p>Chiapas</text:p>
          </table:table-cell>
          <table:table-cell office:value-type="string">
            <text:p>Embarcación Menor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string">
            <text:p>Chihuahua</text:p>
          </table:table-cell>
          <table:table-cell office:value-type="string">
            <text:p>Embarcación Menor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Coahuila</text:p>
          </table:table-cell>
          <table:table-cell office:value-type="string">
            <text:p>Embarcación Menor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Colima</text:p>
          </table:table-cell>
          <table:table-cell office:value-type="string">
            <text:p>Embarcación Menor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string">
            <text:p>Estado de Mexico</text:p>
          </table:table-cell>
          <table:table-cell office:value-type="string">
            <text:p>Embarcación Menor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Guanajuato</text:p>
          </table:table-cell>
          <table:table-cell office:value-type="string">
            <text:p>Embarcación Menor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Guerrero</text:p>
          </table:table-cell>
          <table:table-cell office:value-type="string">
            <text:p>Embarcación Menor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string">
            <text:p>Hidalgo</text:p>
          </table:table-cell>
          <table:table-cell office:value-type="string">
            <text:p>Embarcación Menor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Jalisco</text:p>
          </table:table-cell>
          <table:table-cell office:value-type="string">
            <text:p>Embarcación Menor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Michoacan</text:p>
          </table:table-cell>
          <table:table-cell office:value-type="string">
            <text:p>Embarcación Menor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string">
            <text:p>Nayarit</text:p>
          </table:table-cell>
          <table:table-cell office:value-type="string">
            <text:p>Embarcación Menor</text:p>
          </table:table-cell>
          <table:table-cell table:number-columns-repeated="2"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2" office:value-type="float" office:value="6">
            <text:p>6</text:p>
          </table:table-cell>
        </table:table-row>
        <table:table-row table:style-name="ro1">
          <table:table-cell office:value-type="string">
            <text:p>Nuevo León</text:p>
          </table:table-cell>
          <table:table-cell office:value-type="string">
            <text:p>Embarcación Menor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Oaxaca</text:p>
          </table:table-cell>
          <table:table-cell office:value-type="string">
            <text:p>Embarcación Menor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Puebla</text:p>
          </table:table-cell>
          <table:table-cell office:value-type="string">
            <text:p>Embarcación Menor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Queretaro</text:p>
          </table:table-cell>
          <table:table-cell office:value-type="string">
            <text:p>Embarcación Menor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Quintana Roo</text:p>
          </table:table-cell>
          <table:table-cell office:value-type="string">
            <text:p>Embarcación Menor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string">
            <text:p>San Luis Potosi</text:p>
          </table:table-cell>
          <table:table-cell office:value-type="string">
            <text:p>Embarcación Menor</text:p>
          </table:table-cell>
          <table:table-cell table:number-columns-repeated="5" office:value-type="float" office:value="1">
            <text:p>1</text:p>
          </table:table-cell>
        </table:table-row>
        <table:table-row table:style-name="ro1">
          <table:table-cell office:value-type="string">
            <text:p>Sinaloa</text:p>
          </table:table-cell>
          <table:table-cell office:value-type="string">
            <text:p>Embarcación Menor</text:p>
          </table:table-cell>
          <table:table-cell table:number-columns-repeated="2" office:value-type="float" office:value="20">
            <text:p>20</text:p>
          </table:table-cell>
          <table:table-cell office:value-type="float" office:value="19">
            <text:p>19</text:p>
          </table:table-cell>
          <table:table-cell table:number-columns-repeated="2" office:value-type="float" office:value="18">
            <text:p>18</text:p>
          </table:table-cell>
        </table:table-row>
        <table:table-row table:style-name="ro1">
          <table:table-cell office:value-type="string">
            <text:p>Sonora</text:p>
          </table:table-cell>
          <table:table-cell office:value-type="string">
            <text:p>Embarcación Menor</text:p>
          </table:table-cell>
          <table:table-cell table:number-columns-repeated="2"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</table:table-row>
        <table:table-row table:style-name="ro1">
          <table:table-cell office:value-type="string">
            <text:p>Tabasco</text:p>
          </table:table-cell>
          <table:table-cell office:value-type="string">
            <text:p>Embarcación Menor</text:p>
          </table:table-cell>
          <table:table-cell table:number-columns-repeated="2"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office:value-type="string">
            <text:p>Tamaulipas</text:p>
          </table:table-cell>
          <table:table-cell office:value-type="string">
            <text:p>Embarcación Menor</text:p>
          </table:table-cell>
          <table:table-cell table:number-columns-repeated="2" office:value-type="float" office:value="4">
            <text:p>4</text:p>
          </table:table-cell>
          <table:table-cell table:number-columns-repeated="3" office:value-type="float" office:value="2">
            <text:p>2</text:p>
          </table:table-cell>
        </table:table-row>
        <table:table-row table:style-name="ro1">
          <table:table-cell office:value-type="string">
            <text:p>Veracruz</text:p>
          </table:table-cell>
          <table:table-cell office:value-type="string">
            <text:p>Embarcación Menor</text:p>
          </table:table-cell>
          <table:table-cell table:number-columns-repeated="5" office:value-type="float" office:value="3">
            <text:p>3</text:p>
          </table:table-cell>
        </table:table-row>
        <table:table-row table:style-name="ro1">
          <table:table-cell office:value-type="string">
            <text:p>Yucatan</text:p>
          </table:table-cell>
          <table:table-cell office:value-type="string">
            <text:p>Embarcación Menor</text:p>
          </table:table-cell>
          <table:table-cell table:number-columns-repeated="5" office:value-type="float" office:value="2">
            <text:p>2</text:p>
          </table:table-cell>
        </table:table-row>
        <table:table-row table:style-name="ro1">
          <table:table-cell office:value-type="string">
            <text:p>Zacatecas</text:p>
          </table:table-cell>
          <table:table-cell office:value-type="string">
            <text:p>Embarcación Menor</text:p>
          </table:table-cell>
          <table:table-cell table:number-columns-repeated="5" office:value-type="float" office:value="1">
            <text:p>1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3">04/03/2017</text:date>, <text:time>19:40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a Rodriguez Beron</meta:initial-creator>
    <meta:creation-date>2017-04-03T19:31:48</meta:creation-date>
    <meta:generator>OpenOffice/4.1.1$Unix OpenOffice.org_project/411m6$Build-9775</meta:generator>
    <dc:date>2017-04-03T19:40:14</dc:date>
    <dc:creator>Gabriela Rodriguez Beron</dc:creator>
    <meta:editing-duration>PT8M26S</meta:editing-duration>
    <meta:editing-cycles>3</meta:editing-cycles>
    <meta:document-statistic meta:table-count="3" meta:cell-count="203" meta:object-count="0"/>
  </office:meta>
</office:document-meta>
</file>